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0mm" svg:y="45.36mm">
            <loext:p draw:notify-on-update-of-ranges="Sheet1.C8:Sheet1.C21 Sheet1.D6:Sheet1.D6 Sheet1.D8:Sheet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101.73mm" svg:x="159.43mm" svg:y="32.92mm">
            <loext:p draw:notify-on-update-of-ranges="Sheet1.J6:Sheet1.J6 Sheet1.J7:Sheet1.J22 Sheet1.K6:Sheet1.K6 Sheet1.K7:Sheet1.K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9x4.7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  <table:table-cell table:number-columns-repeated="2"/>
          <table:table-cell office:value-type="string" calcext:value-type="string">
            <text:p>10x4.5E Prop</text:p>
          </table:table-cell>
          <table:table-cell office:value-type="string" calcext:value-type="string">
            <text:p>Sr</text:p>
          </table:table-cell>
          <table:table-cell table:style-name="ce1" office:value-type="string" calcext:value-type="string">
            <text:p>Throttle (uS)</text:p>
          </table:table-cell>
          <table:table-cell table:style-name="ce1" office:value-type="string" calcext:value-type="string">
            <text:p>Thrust (g)</text:p>
          </table:table-cell>
          <table:table-cell office:value-type="string" calcext:value-type="string">
            <text:p>Current (A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60" calcext:value-type="float">
            <text:p>116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36" calcext:value-type="float">
            <text:p>3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57" calcext:value-type="float">
            <text:p>57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50" calcext:value-type="float">
            <text:p>1250</text:p>
          </table:table-cell>
          <table:table-cell office:value-type="float" office:value="61" calcext:value-type="float">
            <text:p>6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00" calcext:value-type="float">
            <text:p>1300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50" calcext:value-type="float">
            <text:p>1350</text:p>
          </table:table-cell>
          <table:table-cell office:value-type="float" office:value="116" calcext:value-type="float">
            <text:p>11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43" calcext:value-type="float">
            <text:p>143</text:p>
          </table:table-cell>
          <table:table-cell office:value-type="float" office:value="1.97" calcext:value-type="float">
            <text:p>1.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82" calcext:value-type="float">
            <text:p>18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73" calcext:value-type="float">
            <text:p>173</text:p>
          </table:table-cell>
          <table:table-cell office:value-type="float" office:value="2.43" calcext:value-type="float">
            <text:p>2.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214" calcext:value-type="float">
            <text:p>214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 office:value-type="float" office:value="2.93" calcext:value-type="float">
            <text:p>2.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50" calcext:value-type="float">
            <text:p>1550</text:p>
          </table:table-cell>
          <table:table-cell office:value-type="float" office:value="250" calcext:value-type="float">
            <text:p>250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15" calcext:value-type="float">
            <text:p>215</text:p>
          </table:table-cell>
          <table:table-cell office:value-type="float" office:value="3.47" calcext:value-type="float">
            <text:p>3.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265" calcext:value-type="float">
            <text:p>265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20" calcext:value-type="float">
            <text:p>220</text:p>
          </table:table-cell>
          <table:table-cell office:value-type="float" office:value="4.03" calcext:value-type="float">
            <text:p>4.0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50" calcext:value-type="float">
            <text:p>1650</text:p>
          </table:table-cell>
          <table:table-cell office:value-type="float" office:value="286" calcext:value-type="float">
            <text:p>286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56" calcext:value-type="float">
            <text:p>256</text:p>
          </table:table-cell>
          <table:table-cell office:value-type="float" office:value="4.56" calcext:value-type="float">
            <text:p>4.5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office:value-type="float" office:value="295" calcext:value-type="float">
            <text:p>295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260" calcext:value-type="float">
            <text:p>260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50" calcext:value-type="float">
            <text:p>1750</text:p>
          </table:table-cell>
          <table:table-cell office:value-type="float" office:value="310" calcext:value-type="float">
            <text:p>310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264" calcext:value-type="float">
            <text:p>264</text:p>
          </table:table-cell>
          <table:table-cell office:value-type="float" office:value="5.13" calcext:value-type="float">
            <text:p>5.1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321" calcext:value-type="float">
            <text:p>321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50" calcext:value-type="float">
            <text:p>1850</text:p>
          </table:table-cell>
          <table:table-cell office:value-type="float" office:value="324" calcext:value-type="float">
            <text:p>324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  <table:table-cell table:number-columns-repeated="5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10" calcext:value-type="float">
            <text:p>121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20" calcext:value-type="float">
            <text:p>122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30" calcext:value-type="float">
            <text:p>123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40" calcext:value-type="float">
            <text:p>12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60" calcext:value-type="float">
            <text:p>12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70" calcext:value-type="float">
            <text:p>12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80" calcext:value-type="float">
            <text:p>128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290" calcext:value-type="float">
            <text:p>129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10" calcext:value-type="float">
            <text:p>131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20" calcext:value-type="float">
            <text:p>13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30" calcext:value-type="float">
            <text:p>13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40" calcext:value-type="float">
            <text:p>13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60" calcext:value-type="float">
            <text:p>136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70" calcext:value-type="float">
            <text:p>137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80" calcext:value-type="float">
            <text:p>138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390" calcext:value-type="float">
            <text:p>139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10" calcext:value-type="float">
            <text:p>14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20" calcext:value-type="float">
            <text:p>14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30" calcext:value-type="float">
            <text:p>14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40" calcext:value-type="float">
            <text:p>14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60" calcext:value-type="float">
            <text:p>14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70" calcext:value-type="float">
            <text:p>14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80" calcext:value-type="float">
            <text:p>14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490" calcext:value-type="float">
            <text:p>14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10" calcext:value-type="float">
            <text:p>15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20" calcext:value-type="float">
            <text:p>152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30" calcext:value-type="float">
            <text:p>153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40" calcext:value-type="float">
            <text:p>154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  <table:table-cell table:number-columns-repeated="5"/>
          <table:table-cell office:value-type="string" calcext:value-type="string">
            <text:p>Defaul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60" calcext:value-type="float">
            <text:p>1560</text:p>
          </table:table-cell>
          <table:table-cell table:number-columns-repeated="5"/>
          <table:table-cell office:value-type="string" calcext:value-type="string">
            <text:p>MAX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70" calcext:value-type="float">
            <text:p>1570</text:p>
          </table:table-cell>
          <table:table-cell table:number-columns-repeated="5"/>
          <table:table-cell office:value-type="string" calcext:value-type="string">
            <text:p>MIN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80" calcext:value-type="float">
            <text:p>1580</text:p>
          </table:table-cell>
          <table:table-cell table:number-columns-repeated="5"/>
          <table:table-cell office:value-type="string" calcext:value-type="string">
            <text:p>Test_Thrott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590" calcext:value-type="float">
            <text:p>15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10" calcext:value-type="float">
            <text:p>16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20" calcext:value-type="float">
            <text:p>16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30" calcext:value-type="float">
            <text:p>16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40" calcext:value-type="float">
            <text:p>16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60" calcext:value-type="float">
            <text:p>166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70" calcext:value-type="float">
            <text:p>167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80" calcext:value-type="float">
            <text:p>168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690" calcext:value-type="float">
            <text:p>169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10" calcext:value-type="float">
            <text:p>171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20" calcext:value-type="float">
            <text:p>172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30" calcext:value-type="float">
            <text:p>173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40" calcext:value-type="float">
            <text:p>1740</text:p>
          </table:table-cell>
          <table:table-cell table:number-columns-repeated="5"/>
          <table:table-cell office:value-type="string" calcext:value-type="string">
            <text:p>Throttle+ 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50" calcext:value-type="float">
            <text:p>1750</text:p>
          </table:table-cell>
          <table:table-cell table:number-columns-repeated="5"/>
          <table:table-cell office:value-type="string" calcext:value-type="string">
            <text:p>Throttle- 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+ 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90" calcext:value-type="float">
            <text:p>17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60" calcext:value-type="float">
            <text:p>17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30" calcext:value-type="float">
            <text:p>17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20" calcext:value-type="float">
            <text:p>17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10" calcext:value-type="float">
            <text:p>17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40" calcext:value-type="float">
            <text:p>16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30" calcext:value-type="float">
            <text:p>16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10" calcext:value-type="float">
            <text:p>16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50" calcext:value-type="float">
            <text:p>15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40" calcext:value-type="float">
            <text:p>15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20" calcext:value-type="float">
            <text:p>15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90" calcext:value-type="float">
            <text:p>14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20" calcext:value-type="float">
            <text:p>14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90" calcext:value-type="float">
            <text:p>13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50" calcext:value-type="float">
            <text:p>13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90" calcext:value-type="float">
            <text:p>12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70" calcext:value-type="float">
            <text:p>12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40" calcext:value-type="float">
            <text:p>12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90" calcext:value-type="float">
            <text:p>119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ottle- 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fault_Throttl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0:48:28.639418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38:09.671646248</meta:creation-date>
    <dc:date>2016-11-06T11:21:51.287299485</dc:date>
    <meta:editing-duration>PT18M</meta:editing-duration>
    <meta:editing-cycles>4</meta:editing-cycles>
    <meta:generator>LibreOffice/5.1.4.2$Linux_X86_64 LibreOffice_project/10m0$Build-2</meta:generator>
    <meta:document-statistic meta:table-count="1" meta:cell-count="4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72cm" svg:y="4.204cm" style:legend-expansion="high" chart:style-name="ch2"/>
        <chart:plot-area chart:style-name="ch3" table:cell-range-address="Sheet1.C8:Sheet1.D21 Sheet1.D6:Sheet1.D6" chart:data-source-has-labels="row" svg:x="0.319cm" svg:y="0.18cm" svg:width="12.534cm" svg:height="8.646cm">
          <chartooo:coordinate-region svg:x="1.126cm" svg:y="0.38cm" svg:width="11.35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21" chart:label-cell-address="Sheet1.D6:Sheet1.D6" chart:class="chart:scatter">
            <chart:domain table:cell-range-address="Sheet1.C8:Sheet1.C21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hrust (g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0">
                <text:p>1160</text:p>
                <draw:g>
                  <svg:desc>Sheet1.C8:Sheet1.C21</svg:desc>
                </draw:g>
              </table:table-cell>
              <table:table-cell office:value-type="float" office:value="15">
                <text:p>15</text:p>
                <draw:g>
                  <svg:desc>Sheet1.D8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0">
                <text:p>13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">
                <text:p>16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">
                <text:p>17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0">
                <text:p>17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0.174cm" xlink:href=".." xlink:type="simple" chart:class="chart:scatter" chart:style-name="ch1">
        <chart:legend chart:legend-position="end" svg:x="13.172cm" svg:y="4.788cm" style:legend-expansion="high" chart:style-name="ch2"/>
        <chart:plot-area chart:style-name="ch3" table:cell-range-address="Sheet1.J6:Sheet1.K22" chart:data-source-has-labels="row" svg:x="0.319cm" svg:y="0.203cm" svg:width="12.534cm" svg:height="9.768cm">
          <chartooo:coordinate-region svg:x="1.126cm" svg:y="0.402cm" svg:width="11.355cm" svg:height="8.9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7:Sheet1.K22" chart:label-cell-address="Sheet1.K6:Sheet1.K6" chart:class="chart:scatter">
            <chart:domain table:cell-range-address="Sheet1.J7:Sheet1.J2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hrust (g)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Sheet1.J7:Sheet1.J22</svg:desc>
                </draw:g>
              </table:table-cell>
              <table:table-cell office:value-type="float" office:value="0">
                <text:p>0</text:p>
                <draw:g>
                  <svg:desc>Sheet1.K7:Sheet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">
                <text:p>1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0">
                <text:p>1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">
                <text:p>1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">
                <text:p>16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0">
                <text:p>17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0">
                <text:p>185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